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6666" style:font-name="DejaVu Sans Mono" officeooo:rsid="00173259" officeooo:paragraph-rsid="001231a4"/>
    </style:style>
    <style:style style:name="P2" style:family="paragraph" style:parent-style-name="Standard">
      <style:paragraph-properties fo:break-before="page"/>
      <style:text-properties fo:color="#ff6666" style:font-name="DejaVu Sans Mono" officeooo:rsid="00173259" officeooo:paragraph-rsid="001231a4"/>
    </style:style>
    <style:style style:name="P3" style:family="paragraph" style:parent-style-name="Standard">
      <style:text-properties style:use-window-font-color="true" style:font-name="DejaVu Sans Mono" officeooo:rsid="007fe07d" officeooo:paragraph-rsid="001231a4" fo:background-color="transparent"/>
    </style:style>
    <style:style style:name="P4" style:family="paragraph" style:parent-style-name="Standard">
      <style:text-properties fo:color="#ff6666" style:font-name="DejaVu Sans Mono" officeooo:rsid="00173259" officeooo:paragraph-rsid="001231a4"/>
    </style:style>
    <style:style style:name="P5" style:family="paragraph" style:parent-style-name="Standard">
      <style:paragraph-properties fo:break-before="page"/>
      <style:text-properties fo:color="#ff6666" style:font-name="DejaVu Sans Mono" officeooo:rsid="00173259" officeooo:paragraph-rsid="001231a4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33ff99"/>
    </style:style>
    <style:style style:name="P8" style:family="paragraph">
      <loext:graphic-properties draw:fill="none" draw:fill-color="#ffffff"/>
      <style:text-properties fo:font-size="34pt" fo:font-weight="bold" style:font-size-asian="34pt" style:font-weight-asian="bold" style:font-size-complex="34pt" style:font-weight-complex="bold"/>
    </style:style>
    <style:style style:name="P9" style:family="paragraph">
      <loext:graphic-properties draw:fill-color="#dddddd"/>
    </style:style>
    <style:style style:name="P10" style:family="paragraph">
      <loext:graphic-properties draw:fill-color="#ffff00"/>
    </style:style>
    <style:style style:name="P11" style:family="paragraph">
      <loext:graphic-properties draw:fill="none" draw:fill-color="#ffffff"/>
      <style:text-properties fo:color="#999999"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loext:graphic-properties draw:fill-color="#00ffff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style:font-name="DejaVu Sans Mono" fo:font-size="12pt" style:font-name-complex="DejaVu Sans Mono"/>
    </style:style>
    <style:style style:name="P16" style:family="paragraph">
      <loext:graphic-properties draw:fill-color="#72bf44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style:font-name="DejaVu Sans Mono1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style:font-name="DejaVu Sans Mono1" fo:font-weight="bold" style:font-weight-asian="bold" style:font-weight-complex="bold"/>
    </style:style>
    <style:style style:name="P20" style:family="paragraph">
      <loext:graphic-properties draw:fill-color="#72bf44"/>
      <style:paragraph-properties fo:text-align="center"/>
      <style:text-properties fo:font-size="1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4pt" fo:font-weight="bold" style:font-size-asian="34pt" style:font-weight-asian="bold" style:font-size-complex="34pt" style:font-weight-complex="bold"/>
    </style:style>
    <style:style style:name="T3" style:family="text">
      <style:text-properties fo:color="#999999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use-window-font-color="true" style:font-name="DejaVu Sans Mono" fo:font-size="12pt" style:font-name-complex="DejaVu Sans Mono"/>
    </style:style>
    <style:style style:name="T7" style:family="text">
      <style:text-properties fo:color="#5c2d91" style:font-name="DejaVu Sans Mono" fo:font-size="12pt" style:font-name-complex="DejaVu Sans Mono"/>
    </style:style>
    <style:style style:name="T8" style:family="text">
      <style:text-properties fo:color="#ff6666" style:font-name="DejaVu Sans Mono" fo:font-size="12pt" style:font-name-complex="DejaVu Sans Mono"/>
    </style:style>
    <style:style style:name="T9" style:family="text">
      <style:text-properties fo:color="#21409a" style:font-name="DejaVu Sans Mono" fo:font-size="12pt" style:font-name-complex="DejaVu Sans Mono"/>
    </style:style>
    <style:style style:name="T10" style:family="text">
      <style:text-properties style:font-name="DejaVu Sans Mono" fo:font-size="12pt" style:font-name-complex="DejaVu Sans Mono"/>
    </style:style>
    <style:style style:name="T11" style:family="text">
      <style:text-properties fo:color="#95231f" style:font-name="DejaVu Sans Mono" fo:font-size="12pt" style:font-name-complex="DejaVu Sans Mono"/>
    </style:style>
    <style:style style:name="T12" style:family="text">
      <style:text-properties style:font-name="DejaVu Sans Mono1" fo:font-size="12pt" fo:font-weight="bold" style:font-size-asian="10.5pt" style:font-weight-asian="bold" style:font-size-complex="12pt" style:font-weight-complex="bold"/>
    </style:style>
    <style:style style:name="T13" style:family="text">
      <style:text-properties fo:color="#000000" style:font-name="DejaVu Sans Mono" fo:font-size="12pt" style:font-name-complex="DejaVu Sans Mono"/>
    </style:style>
    <style:style style:name="gr1" style:family="graphic">
      <style:graphic-properties draw:textarea-horizontal-align="justify" draw:textarea-vertical-align="middle" draw:auto-grow-height="false" fo:min-height="18.979cm" fo:min-width="12.53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33ff99" draw:textarea-horizontal-align="justify" draw:textarea-vertical-align="middle" draw:auto-grow-height="false" fo:min-height="3.507cm" fo:min-width="11.298cm" style:run-through="foreground"/>
    </style:style>
    <style:style style:name="gr5" style:family="graphic">
      <style:graphic-properties draw:stroke="none" svg:stroke-color="#000000" draw:fill="none" draw:fill-color="#ffffff" fo:min-height="1.513cm" style:run-through="foreground"/>
    </style:style>
    <style:style style:name="gr6" style:family="graphic">
      <style:graphic-properties draw:fill-color="#dddddd" draw:textarea-horizontal-align="justify" draw:textarea-vertical-align="middle" draw:auto-grow-height="false" fo:min-height="22.317cm" fo:min-width="12.538cm" style:run-through="foreground"/>
    </style:style>
    <style:style style:name="gr7" style:family="graphic">
      <style:graphic-properties draw:fill-color="#33ff99" draw:textarea-horizontal-align="justify" draw:textarea-vertical-align="middle" draw:auto-grow-height="false" fo:min-height="9.193cm" fo:min-width="10.684cm" style:run-through="foreground"/>
    </style:style>
    <style:style style:name="gr8" style:family="graphic">
      <style:graphic-properties draw:fill-color="#ffff00" draw:textarea-horizontal-align="justify" draw:textarea-vertical-align="middle" draw:auto-grow-height="false" fo:min-height="7.121cm" fo:min-width="8.564cm" style:run-through="foreground"/>
    </style:style>
    <style:style style:name="gr9" style:family="graphic">
      <style:graphic-properties draw:fill-color="#ffff00" draw:textarea-horizontal-align="justify" draw:textarea-vertical-align="middle" draw:auto-grow-height="false" fo:min-height="2.859cm" fo:min-width="9.026cm" style:run-through="foreground"/>
    </style:style>
    <style:style style:name="gr10" style:family="graphic">
      <style:graphic-properties draw:stroke="none" svg:stroke-color="#000000" draw:fill="none" draw:fill-color="#ffffff" fo:min-height="1.625cm" style:run-through="foreground"/>
    </style:style>
    <style:style style:name="gr11" style:family="graphic">
      <style:graphic-properties draw:stroke="none" svg:stroke-color="#000000" draw:fill="none" draw:fill-color="#ffffff" fo:min-height="1.466cm" style:run-through="foreground"/>
    </style:style>
    <style:style style:name="gr12" style:family="graphic">
      <style:graphic-properties draw:fill-color="#00ffff" draw:textarea-horizontal-align="justify" draw:textarea-vertical-align="middle" draw:auto-grow-height="false" fo:min-height="1.305cm" fo:min-width="7.752cm" style:run-through="foreground"/>
    </style:style>
    <style:style style:name="gr13" style:family="graphic">
      <style:graphic-properties draw:fill-color="#00ffff" draw:textarea-horizontal-align="justify" draw:textarea-vertical-align="middle" draw:auto-grow-height="false" fo:min-height="0.594cm" fo:min-width="7.826cm" style:run-through="foreground"/>
    </style:style>
    <style:style style:name="gr14" style:family="graphic">
      <style:graphic-properties draw:fill-color="#00ffff" draw:textarea-horizontal-align="justify" draw:textarea-vertical-align="middle" draw:auto-grow-height="false" fo:min-height="1.323cm" fo:min-width="7.89cm" style:run-through="foreground"/>
    </style:style>
    <style:style style:name="gr15" style:family="graphic">
      <style:graphic-properties draw:stroke="none" svg:stroke-color="#000000" draw:fill="none" draw:fill-color="#ffffff" fo:min-height="1.138cm" style:run-through="foreground"/>
    </style:style>
    <style:style style:name="gr16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22.317cm" fo:min-width="12.538cm" style:run-through="foreground"/>
    </style:style>
    <style:style style:name="gr18" style:family="graphic">
      <style:graphic-properties draw:stroke="none" svg:stroke-color="#000000" draw:fill="none" draw:fill-color="#ffffff" fo:min-height="3.247cm" style:run-through="foreground"/>
    </style:style>
    <style:style style:name="gr19" style:family="graphic">
      <style:graphic-properties draw:fill-color="#33ff99" draw:textarea-horizontal-align="justify" draw:textarea-vertical-align="middle" draw:auto-grow-height="false" fo:min-height="3.507cm" fo:min-width="11.29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2.7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ffff00" draw:textarea-horizontal-align="justify" draw:textarea-vertical-align="middle" draw:auto-grow-height="false" fo:min-height="0.741cm" fo:min-width="9.255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2" style:family="graphic">
      <style:graphic-properties draw:fill-color="#ffff00" draw:textarea-horizontal-align="justify" draw:textarea-vertical-align="middle" draw:auto-grow-height="false" fo:min-height="1.554cm" fo:min-width="9.167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3" style:family="graphic">
      <style:graphic-properties draw:fill-color="#ffff00" draw:textarea-horizontal-align="justify" draw:textarea-vertical-align="middle" draw:auto-grow-height="false" fo:min-height="0.423cm" fo:min-width="9.29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6.50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51cm" svg:stroke-color="#72bf4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marker-start="Arrow" draw:marker-start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51cm" svg:stroke-color="#cccccc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.051cm" svg:stroke-color="#3465a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fo:min-height="0.49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none" draw:fill-color="#ffffff" fo:min-height="0.55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fill="none" draw:fill-color="#ffffff" fo:min-height="0.56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none" draw:fill-color="#ffffff" fo:min-height="4.941cm" style:run-through="foreground"/>
    </style:style>
    <style:style style:name="gr33" style:family="graphic">
      <style:graphic-properties svg:stroke-width="0.051cm" svg:stroke-color="#72bf4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34" style:family="graphic">
      <style:graphic-properties draw:marker-start="Arrow" draw:marker-start-width="0.176cm" draw:textarea-horizontal-align="center" draw:textarea-vertical-align="middle" style:run-through="foreground"/>
    </style:style>
    <style:style style:name="gr35" style:family="graphic">
      <style:graphic-properties svg:stroke-width="0.051cm" svg:stroke-color="#cccccc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/>
    </style:style>
    <style:style style:name="gr36" style:family="graphic">
      <style:graphic-properties svg:stroke-width="0.051cm" svg:stroke-color="#3465a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37" style:family="graphic">
      <style:graphic-properties draw:stroke="none" svg:stroke-color="#000000" draw:fill="none" draw:fill-color="#ffffff" fo:min-height="1.104cm" style:run-through="foreground"/>
    </style:style>
    <style:style style:name="gr38" style:family="graphic">
      <style:graphic-properties draw:stroke="none" svg:stroke-color="#000000" draw:fill="none" draw:fill-color="#ffffff" fo:min-height="0.99cm" style:run-through="foreground"/>
    </style:style>
    <style:style style:name="gr39" style:family="graphic">
      <style:graphic-properties draw:stroke="none" svg:stroke-color="#000000" draw:fill="none" draw:fill-color="#ffffff" fo:min-height="0.552cm" style:run-through="foreground"/>
    </style:style>
    <style:style style:name="gr40" style:family="graphic">
      <style:graphic-properties draw:stroke="none" svg:stroke-color="#000000" draw:fill="none" draw:fill-color="#ffffff" fo:min-height="1.104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41" style:family="graphic">
      <style:graphic-properties svg:stroke-width="0.051cm" svg:stroke-color="#ed1c2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color="#000000" draw:fill="none" draw:fill-color="#ffffff" fo:min-height="5.191cm" style:run-through="foreground" style:vertical-pos="from-top" style:vertical-rel="paragraph" style:horizontal-pos="from-left" style:horizontal-rel="paragraph"/>
    </style:style>
    <style:style style:name="gr43" style:family="graphic">
      <style:graphic-properties svg:stroke-width="0.051cm" svg:stroke-color="#72bf4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44" style:family="graphic">
      <style:graphic-properties draw:marker-start="Arrow" draw:marker-start-width="0.176cm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45" style:family="graphic">
      <style:graphic-properties svg:stroke-width="0.051cm" svg:stroke-color="#cccccc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46" style:family="graphic">
      <style:graphic-properties svg:stroke-width="0.051cm" svg:stroke-color="#3465a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47" style:family="graphic">
      <style:graphic-properties draw:stroke="none" svg:stroke-color="#000000" draw:fill="none" draw:fill-color="#ffffff" fo:min-height="1.104cm" style:run-through="foreground" style:vertical-pos="from-top" style:vertical-rel="paragraph" style:horizontal-pos="from-left" style:horizontal-rel="paragraph"/>
    </style:style>
    <style:style style:name="gr48" style:family="graphic">
      <style:graphic-properties draw:stroke="none" svg:stroke-color="#000000" draw:fill="none" draw:fill-color="#ffffff" fo:min-height="0.99cm" style:run-through="foreground" style:vertical-pos="from-top" style:vertical-rel="paragraph" style:horizontal-pos="from-left" style:horizontal-rel="paragraph"/>
    </style:style>
    <style:style style:name="gr49" style:family="graphic">
      <style:graphic-properties draw:stroke="none" svg:stroke-color="#000000" draw:fill="none" draw:fill-color="#ffffff" fo:min-height="0.552cm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3" draw:style-name="gr3"><draw:custom-shape draw:name="Shape1" draw:style-name="gr6" draw:text-style-name="P9" svg:width="13.893cm" svg:height="23.672cm" svg:x="23.955cm" svg:y="0.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7" draw:text-style-name="P7" svg:width="11.676cm" svg:height="10.185cm" svg:x="25.064cm" svg:y="13.4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7" draw:text-style-name="P7" svg:width="11.676cm" svg:height="10.185cm" svg:x="25.064cm" svg:y="3.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8" draw:text-style-name="P10" svg:width="9.334cm" svg:height="7.891cm" svg:x="26.063cm" svg:y="4.8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9" draw:text-style-name="P10" svg:width="9.334cm" svg:height="3.167cm" svg:x="26.109cm" svg:y="19.73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9" draw:text-style-name="P10" svg:width="9.334cm" svg:height="3.167cm" svg:x="26.109cm" svg:y="16.21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0" draw:text-style-name="P11" svg:width="6.256cm" svg:height="1.625cm" svg:x="27.987cm" svg:y="1.071cm"><draw:text-box><text:p><text:span text:style-name="T3">Test suite</text:span></text:p></draw:text-box></draw:frame><draw:frame draw:name="Shape4" draw:style-name="gr5" draw:text-style-name="P8" svg:width="7.556cm" svg:height="1.514cm" svg:x="27.358cm" svg:y="3.166cm"><draw:text-box><text:p><text:span text:style-name="T2">Test routine 1</text:span></text:p></draw:text-box></draw:frame><draw:frame draw:name="Shape4" draw:style-name="gr11" draw:text-style-name="P8" svg:width="7.266cm" svg:height="1.467cm" svg:x="27.31cm" svg:y="14.072cm"><draw:text-box><text:p><text:span text:style-name="T2">Test routine 2</text:span></text:p></draw:text-box></draw:frame><draw:frame draw:name="Shape4" draw:style-name="gr11" draw:text-style-name="P12" svg:width="4.813cm" svg:height="1.467cm" svg:x="28.643cm" svg:y="4.928cm"><draw:text-box><text:p><text:span text:style-name="T4">Test case</text:span></text:p></draw:text-box></draw:frame><draw:frame draw:name="Shape4" draw:style-name="gr11" draw:text-style-name="P12" svg:width="5.495cm" svg:height="1.467cm" svg:x="28.024cm" svg:y="16.215cm"><draw:text-box><text:p><text:span text:style-name="T4">Test case 1</text:span></text:p></draw:text-box></draw:frame><draw:custom-shape draw:name="Shape5" draw:style-name="gr12" draw:text-style-name="P13" svg:width="7.891cm" svg:height="1.444cm" svg:x="26.784cm" svg:y="6.6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2" draw:text-style-name="P13" svg:width="7.891cm" svg:height="1.444cm" svg:x="26.784cm" svg:y="8.4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2" draw:text-style-name="P13" svg:width="7.891cm" svg:height="1.444cm" svg:x="26.784cm" svg:y="10.2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1" draw:text-style-name="P12" svg:width="5.495cm" svg:height="1.467cm" svg:x="28.024cm" svg:y="19.74cm"><draw:text-box><text:p><text:span text:style-name="T4">Test case 2</text:span></text:p></draw:text-box></draw:frame><draw:custom-shape draw:name="Shape5" draw:style-name="gr13" draw:text-style-name="P13" svg:width="7.891cm" svg:height="0.659cm" svg:x="26.784cm" svg:y="18.43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3" draw:text-style-name="P13" svg:width="7.891cm" svg:height="0.659cm" svg:x="26.784cm" svg:y="17.5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4" draw:text-style-name="P13" svg:width="7.891cm" svg:height="1.324cm" svg:x="26.784cm" svg:y="21.205cm"><text:p/>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5" draw:text-style-name="P14" svg:width="5.16cm" svg:height="1.138cm" svg:x="28.167cm" svg:y="6.833cm"><draw:text-box><text:p><text:span text:style-name="T5">Test check 1</text:span></text:p></draw:text-box></draw:frame><draw:frame draw:name="Shape4" draw:style-name="gr15" draw:text-style-name="P14" svg:width="5.16cm" svg:height="1.138cm" svg:x="28.167cm" svg:y="8.595cm"><draw:text-box><text:p><text:span text:style-name="T5">Test check 2</text:span></text:p></draw:text-box></draw:frame><draw:frame draw:name="Shape4" draw:style-name="gr15" draw:text-style-name="P14" svg:width="5.16cm" svg:height="1.138cm" svg:x="28.167cm" svg:y="10.357cm"><draw:text-box><text:p><text:span text:style-name="T5">Test check 3</text:span></text:p></draw:text-box></draw:frame></draw:g><draw:custom-shape text:anchor-type="paragraph" draw:z-index="0" draw:name="Shape1" draw:style-name="gr1" svg:width="13.893cm" svg:height="20.335cm" svg:x="0.501cm" svg:y="0.9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" draw:name="Shape4" draw:style-name="gr2" draw:text-style-name="P6" svg:width="6.256cm" svg:height="3.248cm" svg:x="4.533cm" svg:y="1.168cm"><draw:text-box><text:p><text:span text:style-name="T1">Test suite</text:span></text:p></draw:text-box></draw:frame><draw:g text:anchor-type="paragraph" draw:z-index="2" draw:style-name="gr3"><draw:custom-shape draw:name="Shape2" draw:style-name="gr4" draw:text-style-name="P7" svg:width="11.676cm" svg:height="3.885cm" svg:x="1.61cm" svg:y="3.1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8" svg:width="7.556cm" svg:height="1.514cm" svg:x="3.903cm" svg:y="3.263cm"><draw:text-box><text:p><text:span text:style-name="T2">Test routine 1</text:span></text:p></draw:text-box></draw:frame></draw:g><draw:g text:anchor-type="paragraph" draw:z-index="5" draw:style-name="gr3"><draw:custom-shape draw:name="Shape2" draw:style-name="gr4" draw:text-style-name="P7" svg:width="11.676cm" svg:height="3.885cm" svg:x="1.61cm" svg:y="7.3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8" svg:width="7.556cm" svg:height="1.514cm" svg:x="3.903cm" svg:y="7.454cm"><draw:text-box><text:p><text:span text:style-name="T2">Test routine 2</text:span></text:p></draw:text-box></draw:frame></draw:g><draw:g text:anchor-type="paragraph" draw:z-index="6" draw:style-name="gr3"><draw:custom-shape draw:name="Shape2" draw:style-name="gr4" draw:text-style-name="P7" svg:width="11.676cm" svg:height="3.885cm" svg:x="1.61cm" svg:y="11.6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8" svg:width="7.556cm" svg:height="1.514cm" svg:x="3.903cm" svg:y="11.741cm"><draw:text-box><text:p><text:span text:style-name="T2">Test routine 3</text:span></text:p></draw:text-box></draw:frame></draw:g><draw:custom-shape text:anchor-type="paragraph" draw:z-index="9" draw:name="Shape3" draw:style-name="gr21" draw:text-style-name="P10" svg:width="9.334cm" svg:height="0.819cm" svg:x="2.646cm" svg:y="5.8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3" draw:style-name="gr21" draw:text-style-name="P10" svg:width="9.334cm" svg:height="0.819cm" svg:x="2.646cm" svg:y="4.8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3" draw:style-name="gr22" draw:text-style-name="P10" svg:width="9.334cm" svg:height="1.721cm" svg:x="2.646cm" svg:y="9.1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3" draw:style-name="gr23" draw:text-style-name="P10" svg:width="9.334cm" svg:height="0.466cm" svg:x="2.646cm" svg:y="13.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3" draw:style-name="gr23" draw:text-style-name="P10" svg:width="9.334cm" svg:height="0.466cm" svg:x="2.646cm" svg:y="14.0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3" draw:style-name="gr23" draw:text-style-name="P10" svg:width="9.334cm" svg:height="0.466cm" svg:x="2.646cm" svg:y="14.6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2" draw:style-name="gr19" draw:text-style-name="P7" svg:width="11.676cm" svg:height="3.885cm" svg:x="1.61cm" svg:y="15.9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8" draw:name="Shape4" draw:style-name="gr20" draw:text-style-name="P8" svg:width="7.905cm" svg:height="2.761cm" svg:x="3.665cm" svg:y="15.979cm"><draw:text-box><text:p><text:span text:style-name="T2">Test routines ...</text:span></text:p></draw:text-box></draw:frame></text:p>
      <text:p text:style-name="P2"><draw:g text:anchor-type="paragraph" draw:z-index="4" draw:style-name="gr16"><draw:custom-shape draw:name="Shape1" draw:style-name="gr17" svg:width="13.893cm" svg:height="23.672cm" svg:x="-1.027cm" svg:y="0.9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7" draw:text-style-name="P7" svg:width="11.676cm" svg:height="10.185cm" svg:x="0.081cm" svg:y="13.5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7" draw:text-style-name="P7" svg:width="11.676cm" svg:height="10.185cm" svg:x="0.081cm" svg:y="3.1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8" draw:text-style-name="P10" svg:width="9.334cm" svg:height="7.891cm" svg:x="1.081cm" svg:y="4.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9" draw:text-style-name="P10" svg:width="9.334cm" svg:height="3.167cm" svg:x="1.127cm" svg:y="19.8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9" draw:text-style-name="P10" svg:width="9.334cm" svg:height="3.167cm" svg:x="1.127cm" svg:y="16.3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8" draw:text-style-name="P6" svg:width="6.256cm" svg:height="3.248cm" svg:x="3.005cm" svg:y="1.168cm"><draw:text-box><text:p><text:span text:style-name="T1">Test suite</text:span></text:p></draw:text-box></draw:frame><draw:frame draw:name="Shape4" draw:style-name="gr5" draw:text-style-name="P8" svg:width="7.556cm" svg:height="1.514cm" svg:x="2.376cm" svg:y="3.263cm"><draw:text-box><text:p><text:span text:style-name="T2">Test routine 1</text:span></text:p></draw:text-box></draw:frame><draw:frame draw:name="Shape4" draw:style-name="gr11" draw:text-style-name="P8" svg:width="7.266cm" svg:height="1.467cm" svg:x="2.328cm" svg:y="14.169cm"><draw:text-box><text:p><text:span text:style-name="T2">Test routine 2</text:span></text:p></draw:text-box></draw:frame><draw:frame draw:name="Shape4" draw:style-name="gr11" draw:text-style-name="P12" svg:width="4.813cm" svg:height="1.467cm" svg:x="3.661cm" svg:y="5.025cm"><draw:text-box><text:p><text:span text:style-name="T4">Test case</text:span></text:p></draw:text-box></draw:frame><draw:frame draw:name="Shape4" draw:style-name="gr11" draw:text-style-name="P12" svg:width="5.495cm" svg:height="1.467cm" svg:x="3.042cm" svg:y="16.312cm"><draw:text-box><text:p><text:span text:style-name="T4">Test case 1</text:span></text:p></draw:text-box></draw:frame><draw:custom-shape draw:name="Shape5" draw:style-name="gr12" draw:text-style-name="P13" svg:width="7.891cm" svg:height="1.444cm" svg:x="1.802cm" svg:y="6.7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2" draw:text-style-name="P13" svg:width="7.891cm" svg:height="1.444cm" svg:x="1.802cm" svg:y="8.5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2" draw:text-style-name="P13" svg:width="7.891cm" svg:height="1.444cm" svg:x="1.802cm" svg:y="10.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1" draw:text-style-name="P12" svg:width="5.495cm" svg:height="1.467cm" svg:x="3.042cm" svg:y="19.837cm"><draw:text-box><text:p><text:span text:style-name="T4">Test case 2</text:span></text:p></draw:text-box></draw:frame><draw:custom-shape draw:name="Shape5" draw:style-name="gr13" draw:text-style-name="P13" svg:width="7.891cm" svg:height="0.659cm" svg:x="1.802cm" svg:y="18.5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3" draw:text-style-name="P13" svg:width="7.891cm" svg:height="0.659cm" svg:x="1.802cm" svg:y="17.6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4" draw:text-style-name="P13" svg:width="7.891cm" svg:height="1.324cm" svg:x="1.802cm" svg:y="21.302cm"><text:p/>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5" draw:text-style-name="P14" svg:width="5.16cm" svg:height="1.138cm" svg:x="3.185cm" svg:y="6.93cm"><draw:text-box><text:p><text:span text:style-name="T5">Test check 1</text:span></text:p></draw:text-box></draw:frame><draw:frame draw:name="Shape4" draw:style-name="gr15" draw:text-style-name="P14" svg:width="5.16cm" svg:height="1.138cm" svg:x="3.185cm" svg:y="8.692cm"><draw:text-box><text:p><text:span text:style-name="T5">Test check 2</text:span></text:p></draw:text-box></draw:frame><draw:frame draw:name="Shape4" draw:style-name="gr15" draw:text-style-name="P14" svg:width="5.16cm" svg:height="1.138cm" svg:x="3.185cm" svg:y="10.454cm"><draw:text-box><text:p><text:span text:style-name="T5">Test check 3</text:span></text:p></draw:text-box></draw:frame></draw:g></text:p>
      <text:p text:style-name="P2"><draw:g text:anchor-type="paragraph" draw:z-index="25" draw:style-name="gr3"><draw:frame draw:name="Shape5" draw:style-name="gr32" draw:text-style-name="P15" svg:width="10.459cm" svg:height="4.941cm" svg:x="4.14cm" svg:y="0.432cm"><draw:text-box><text:p><text:span text:style-name="T6">19</text:span><text:span text:style-name="T7"> function</text:span><text:span text:style-name="T8"> </text:span><text:span text:style-name="T9">joinTwo</text:span><text:span text:style-name="T10">( </text:span><text:span text:style-name="T9">test</text:span><text:span text:style-name="T10"> )</text:span><text:span text:style-name="T10"><text:tab/></text:span></text:p><text:p><text:span text:style-name="T10">20 {</text:span></text:p><text:p><text:span text:style-name="T10">21</text:span></text:p><text:p><text:span text:style-name="T10">22 <text:s text:c="2"/></text:span><text:span text:style-name="T9">test</text:span><text:span text:style-name="T10">.case = </text:span><text:span text:style-name="T11">'join strings'</text:span><text:span text:style-name="T10">;</text:span></text:p><text:p><text:span text:style-name="T10">23 <text:s text:c="2"/></text:span><text:span text:style-name="T7">var</text:span><text:span text:style-name="T10"> got = Join.join( </text:span><text:span text:style-name="T11">'a'</text:span><text:span text:style-name="T6">,</text:span><text:span text:style-name="T11">'b' </text:span><text:span text:style-name="T10">);</text:span></text:p><text:p><text:span text:style-name="T10">24 <text:s text:c="2"/></text:span><text:span text:style-name="T7">var</text:span><text:span text:style-name="T10"> expected = </text:span><text:span text:style-name="T11">'ab'</text:span><text:span text:style-name="T10">;</text:span></text:p><text:p><text:span text:style-name="T10">25 <text:s text:c="2"/></text:span><text:span text:style-name="T9">test</text:span><text:span text:style-name="T10">.identical( got,expected );</text:span></text:p><text:p><text:span text:style-name="T10">26</text:span></text:p><text:p><text:span text:style-name="T10">27 }</text:span></text:p><text:p><text:span text:style-name="T10">28</text:span></text:p></draw:text-box></draw:frame><draw:polyline draw:name="Shape7" draw:style-name="gr33" draw:text-style-name="P16" svg:width="0.287cm" svg:height="2.013cm" draw:transform="rotate (-3.14159265358979) translate (4.30765277777777cm 3.87879166666667cm)" svg:viewBox="0 0 288 2014" draw:points="25,2014 288,2014 288,1901 288,0 0,0"><text:p/></draw:polyline><draw:line draw:name="Shape6" draw:style-name="gr34" draw:text-style-name="P17" svg:x1="12.457cm" svg:y1="2.199cm" svg:x2="14.309cm" svg:y2="2.153cm"><text:p/></draw:line><draw:line draw:name="Shape6" draw:style-name="gr34" draw:text-style-name="P17" svg:x1="13.283cm" svg:y1="3.707cm" svg:x2="14.539cm" svg:y2="3.661cm"><text:p/></draw:line><draw:line draw:name="Shape9" draw:style-name="gr35" draw:text-style-name="P17" svg:x1="4.809cm" svg:y1="0.301cm" svg:x2="4.807cm" svg:y2="5.501cm"><text:p/></draw:line><draw:polyline draw:name="Shape7" draw:style-name="gr36" draw:text-style-name="P16" svg:width="0.525cm" svg:height="4.448cm" draw:transform="rotate (-3.14159265358979) translate (4.30765277777777cm 4.83911111111111cm)" svg:viewBox="0 0 526 4449" draw:points="46,4449 526,4449 526,4199 526,0 0,0"><text:p/></draw:polyline><draw:frame draw:name="Shape8" draw:style-name="gr37" draw:text-style-name="P19" svg:width="3.361cm" svg:height="1.105cm" svg:x="0.161cm" svg:y="0.273cm"><draw:text-box><text:p text:style-name="P17"><text:span text:style-name="T12">test routine</text:span></text:p><text:p text:style-name="P17"><text:span text:style-name="T12">'joinTwo'</text:span></text:p></draw:text-box></draw:frame><draw:frame draw:name="Shape8" draw:style-name="gr38" draw:text-style-name="P18" svg:width="6.467cm" svg:height="0.99cm" svg:x="14.517cm" svg:y="1.825cm"><draw:text-box><text:p><text:span text:style-name="T12">test case 'join strings'</text:span></text:p></draw:text-box></draw:frame><draw:frame draw:name="Shape8" draw:style-name="gr39" draw:text-style-name="P18" svg:width="3.01cm" svg:height="0.553cm" svg:x="14.754cm" svg:y="3.333cm"><draw:text-box><text:p><text:span text:style-name="T12">test check </text:span></text:p></draw:text-box></draw:frame><draw:polyline draw:name="Shape7" draw:style-name="gr33" draw:text-style-name="P16" svg:width="0.287cm" svg:height="2.013cm" svg:x="13.358cm" svg:y="1.918cm" svg:viewBox="0 0 288 2014" draw:points="25,2014 288,2014 288,1901 288,0 0,0"><text:p/></draw:polyline></draw:g></text:p>
      <text:p text:style-name="P1"/>
      <text:p text:style-name="P1"/>
      <text:p text:style-name="P3"><draw:frame text:anchor-type="paragraph" draw:z-index="26" draw:name="Shape8" draw:style-name="gr40" draw:text-style-name="P19" svg:width="3.361cm" svg:height="1.105cm" svg:x="0.132cm" svg:y="5.874cm"><draw:text-box><text:p text:style-name="P17"><text:span text:style-name="T12">test routine</text:span></text:p><text:p text:style-name="P17"><text:span text:style-name="T12">'joinTwo'</text:span></text:p></draw:text-box></draw:frame><draw:frame text:anchor-type="paragraph" draw:z-index="15" draw:name="Shape5" draw:style-name="gr24" draw:text-style-name="P15" svg:width="12.383cm" svg:height="6.51cm" svg:x="4.06cm" svg:y="5.923cm"><draw:text-box><text:p><text:span text:style-name="T6">19</text:span><text:span text:style-name="T7"> function</text:span><text:span text:style-name="T8"> </text:span><text:span text:style-name="T9">joinTwo</text:span><text:span text:style-name="T10">( </text:span><text:span text:style-name="T9">test</text:span><text:span text:style-name="T10"> )</text:span><text:span text:style-name="T10"><text:tab/></text:span></text:p><text:p><text:span text:style-name="T10">20 {</text:span></text:p><text:p><text:span text:style-name="T10">21</text:span></text:p><text:p><text:span text:style-name="T10">22 <text:s text:c="2"/></text:span><text:span text:style-name="T9">test</text:span><text:span text:style-name="T10">.open( </text:span><text:span text:style-name="T11">'join strings' </text:span><text:span text:style-name="T6">)</text:span><text:span text:style-name="T10">;</text:span></text:p><text:p><text:span text:style-name="T10">23 <text:s text:c="2"/></text:span><text:span text:style-name="T7">var</text:span><text:span text:style-name="T10"> got = Join.join( </text:span><text:span text:style-name="T11">'a'</text:span><text:span text:style-name="T6">,</text:span><text:span text:style-name="T11">'b' </text:span><text:span text:style-name="T10">);</text:span></text:p><text:p><text:span text:style-name="T10">24 <text:s text:c="2"/></text:span><text:span text:style-name="T7">var</text:span><text:span text:style-name="T10"> expected = </text:span><text:span text:style-name="T11">'ab'</text:span><text:span text:style-name="T10">;</text:span></text:p><text:p><text:span text:style-name="T10">25 <text:s text:c="2"/></text:span><text:span text:style-name="T9">test</text:span><text:span text:style-name="T10">.open( </text:span><text:span text:style-name="T11">'anotherValues' </text:span><text:span text:style-name="T10">);</text:span></text:p><text:p><text:span text:style-name="T10">26</text:span><text:span text:style-name="T10"><text:tab/></text:span><text:span text:style-name="T9">test</text:span><text:span text:style-name="T10">.identical( Join.join( 1,2 ), </text:span><text:span text:style-name="T11">'12' </text:span><text:span text:style-name="T6">)</text:span><text:span text:style-name="T10">;</text:span></text:p><text:p><text:span text:style-name="T10">27 <text:s text:c="2"/></text:span><text:span text:style-name="T9">test</text:span><text:span text:style-name="T10">.close( </text:span><text:span text:style-name="T11">'anotherValues' </text:span><text:span text:style-name="T6">)</text:span><text:span text:style-name="T10">;</text:span></text:p><text:p><text:span text:style-name="T10">28 <text:s text:c="2"/></text:span><text:span text:style-name="T9">test</text:span><text:span text:style-name="T10">.identical( got,expected</text:span><text:span text:style-name="T11"> </text:span><text:span text:style-name="T6">);</text:span></text:p><text:p><text:span text:style-name="T10">29 <text:s text:c="2"/></text:span><text:span text:style-name="T9">test</text:span><text:span text:style-name="T10">.close( </text:span><text:span text:style-name="T11">'join strings' </text:span><text:span text:style-name="T6">)</text:span><text:span text:style-name="T10">;</text:span></text:p><text:p><text:span text:style-name="T10">30 }</text:span></text:p><text:p><text:span text:style-name="T10">31</text:span></text:p></draw:text-box></draw:frame><draw:polyline text:anchor-type="paragraph" draw:z-index="16" draw:name="Shape7" draw:style-name="gr25" draw:text-style-name="P16" svg:width="0.563cm" svg:height="3.991cm" draw:transform="rotate (-3.14159265358979) translate (4.22627777777778cm 11.3470972222222cm)" svg:viewBox="0 0 564 3992" draw:points="49,3992 564,3992 564,3767 564,0 0,0"><text:p/></draw:polyline><draw:line text:anchor-type="paragraph" draw:z-index="17" draw:name="Shape6" draw:style-name="gr26" draw:text-style-name="P17" svg:x1="12.956cm" svg:y1="7.661cm" svg:x2="17.519cm" svg:y2="8.014cm"><text:p/></draw:line><draw:line text:anchor-type="paragraph" draw:z-index="18" draw:name="Shape6" draw:style-name="gr26" draw:text-style-name="P17" svg:x1="15.709cm" svg:y1="9.6cm" svg:x2="17.498cm" svg:y2="9.424cm"><text:p/></draw:line><draw:line text:anchor-type="paragraph" draw:z-index="19" draw:name="Shape9" draw:style-name="gr27" draw:text-style-name="P17" svg:x1="4.729cm" svg:y1="5.793cm" svg:x2="4.727cm" svg:y2="12.088cm"><text:p/></draw:line><draw:polyline text:anchor-type="paragraph" draw:z-index="20" draw:name="Shape7" draw:style-name="gr28" draw:text-style-name="P16" svg:width="0.774cm" svg:height="5.94cm" draw:transform="rotate (-3.14159265358979) translate (4.22627777777778cm 11.8233472222222cm)" svg:viewBox="0 0 775 5941" draw:points="68,5941 775,5941 775,5607 775,0 0,0"><text:p/></draw:polyline><draw:line text:anchor-type="paragraph" draw:z-index="21" draw:name="Shape6" draw:style-name="gr26" draw:text-style-name="P17" svg:x1="13.506cm" svg:y1="10.241cm" svg:x2="17.057cm" svg:y2="10.726cm"><text:p/></draw:line><draw:frame text:anchor-type="paragraph" draw:z-index="22" draw:name="Shape8" draw:style-name="gr29" draw:text-style-name="P18" svg:width="5.658cm" svg:height="0.496cm" svg:x="17.198cm" svg:y="10.506cm"><draw:text-box><text:p><text:span text:style-name="T12">closing of test cases</text:span></text:p></draw:text-box></draw:frame><draw:frame text:anchor-type="paragraph" draw:z-index="23" draw:name="Shape8" draw:style-name="gr30" draw:text-style-name="P18" svg:width="2.689cm" svg:height="0.553cm" svg:x="17.808cm" svg:y="9.165cm"><draw:text-box><text:p><text:span text:style-name="T12">test check</text:span></text:p></draw:text-box></draw:frame><draw:frame text:anchor-type="paragraph" draw:z-index="24" draw:name="Shape8" draw:style-name="gr31" draw:text-style-name="P18" svg:width="6.467cm" svg:height="0.567cm" svg:x="17.713cm" svg:y="7.616cm"><draw:text-box><text:p><text:span text:style-name="T12">opening of test cases </text:span></text:p></draw:text-box></draw:frame><draw:polyline text:anchor-type="paragraph" draw:z-index="27" draw:name="Shape7" draw:style-name="gr41" draw:text-style-name="P20" svg:width="0.332cm" svg:height="1.476cm" draw:transform="rotate (-3.14159265358979) translate (4.22627777777778cm 10.3064027777778cm)" svg:viewBox="0 0 333 1477" draw:points="29,1477 333,1477 333,1393 333,0 0,0"><text:p/></draw:polyline><draw:polyline text:anchor-type="paragraph" draw:z-index="28" draw:name="Shape7" draw:style-name="gr41" draw:text-style-name="P20" svg:width="0.332cm" svg:height="1.476cm" svg:x="15.709cm" svg:y="8.828cm" svg:viewBox="0 0 333 1477" draw:points="29,1477 333,1477 333,1393 333,0 0,0"><text:p/></draw:polyline><draw:polyline text:anchor-type="paragraph" draw:z-index="29" draw:name="Shape7" draw:style-name="gr25" draw:text-style-name="P16" svg:width="0.563cm" svg:height="3.991cm" svg:x="15.976cm" svg:y="7.354cm" svg:viewBox="0 0 564 3992" draw:points="49,3992 564,3992 564,3767 564,0 0,0"><text:p/></draw:polyline><draw:line text:anchor-type="paragraph" draw:z-index="30" draw:name="Shape6" draw:style-name="gr26" draw:text-style-name="P17" svg:x1="12.756cm" svg:y1="11.232cm" svg:x2="17.056cm" svg:y2="10.726cm"><text:p/></draw:line><draw:line text:anchor-type="paragraph" draw:z-index="31" draw:name="Shape6" draw:style-name="gr26" draw:text-style-name="P17" svg:x1="12.889cm" svg:y1="9.115cm" svg:x2="17.519cm" svg:y2="8.013cm"><text:p/></draw:line><draw:polyline text:anchor-type="paragraph" draw:z-index="33" draw:name="Shape7" draw:style-name="gr43" draw:text-style-name="P16" svg:width="0.287cm" svg:height="2.013cm" draw:transform="rotate (-3.14159265358979) translate (4.14890277777777cm 16.60525cm)" svg:viewBox="0 0 288 2014" draw:points="25,2014 288,2014 288,1901 288,0 0,0"><text:p/></draw:polyline><draw:line text:anchor-type="paragraph" draw:z-index="36" draw:name="Shape9" draw:style-name="gr45" draw:text-style-name="P17" svg:x1="4.65cm" svg:y1="13.028cm" svg:x2="4.648cm" svg:y2="18.228cm"><text:p/></draw:line><draw:polyline text:anchor-type="paragraph" draw:z-index="37" draw:name="Shape7" draw:style-name="gr46" draw:text-style-name="P16" svg:width="0.525cm" svg:height="4.448cm" draw:transform="rotate (-3.14159265358979) translate (4.14890277777777cm 17.5665694444444cm)" svg:viewBox="0 0 526 4449" draw:points="46,4449 526,4449 526,4199 526,0 0,0"><text:p/></draw:polyline><draw:frame text:anchor-type="paragraph" draw:z-index="38" draw:name="Shape8" draw:style-name="gr47" draw:text-style-name="P19" svg:width="3.361cm" svg:height="1.105cm" svg:x="0.002cm" svg:y="13cm"><draw:text-box><text:p text:style-name="P17"><text:span text:style-name="T12">test routine</text:span></text:p><text:p text:style-name="P17"><text:span text:style-name="T12">'joinTwo'</text:span></text:p></draw:text-box></draw:frame><draw:frame text:anchor-type="paragraph" draw:z-index="39" draw:name="Shape8" draw:style-name="gr48" draw:text-style-name="P18" svg:width="6.467cm" svg:height="0.99cm" svg:x="17.358cm" svg:y="14.552cm"><draw:text-box><text:p><text:span text:style-name="T12">test case 'join strings'</text:span></text:p></draw:text-box></draw:frame><draw:frame text:anchor-type="paragraph" draw:z-index="40" draw:name="Shape8" draw:style-name="gr49" draw:text-style-name="P18" svg:width="3.01cm" svg:height="0.553cm" svg:x="17.595cm" svg:y="15.73cm"><draw:text-box><text:p><text:span text:style-name="T12">test checks</text:span></text:p></draw:text-box></draw:frame><draw:polyline text:anchor-type="paragraph" draw:z-index="41" draw:name="Shape7" draw:style-name="gr43" draw:text-style-name="P16" svg:width="0.287cm" svg:height="2.013cm" svg:x="16.498cm" svg:y="14.644cm" svg:viewBox="0 0 288 2014" draw:points="25,2014 288,2014 288,1901 288,0 0,0"><text:p/></draw:poly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32" draw:name="Shape5" draw:style-name="gr42" draw:text-style-name="P15" svg:width="12.674cm" svg:height="5.192cm" svg:x="3.981cm" svg:y="0.318cm"><draw:text-box><text:p><text:span text:style-name="T6">19</text:span><text:span text:style-name="T7"> function</text:span><text:span text:style-name="T8"> </text:span><text:span text:style-name="T9">joinTwo</text:span><text:span text:style-name="T10">( </text:span><text:span text:style-name="T9">test</text:span><text:span text:style-name="T10"> )</text:span><text:span text:style-name="T10"><text:tab/></text:span></text:p><text:p><text:span text:style-name="T10">20 {</text:span></text:p><text:p><text:span text:style-name="T10">21</text:span></text:p><text:p><text:span text:style-name="T10">22 <text:s text:c="2"/></text:span><text:span text:style-name="T9">test</text:span><text:span text:style-name="T10">.case = </text:span><text:span text:style-name="T11">'join strings'</text:span><text:span text:style-name="T10">;</text:span></text:p><text:p><text:span text:style-name="T10">23 <text:s text:c="2"/></text:span><text:span text:style-name="T9">test</text:span><text:span text:style-name="T10">.identical( Join.join( </text:span><text:span text:style-name="T11">'a'</text:span><text:span text:style-name="T13">,</text:span><text:span text:style-name="T11">'b' </text:span><text:span text:style-name="T10">),</text:span><text:span text:style-name="T11">'ab'</text:span><text:span text:style-name="T10"> );</text:span></text:p><text:p><text:span text:style-name="T10">24 <text:s text:c="2"/></text:span><text:span text:style-name="T9">test</text:span><text:span text:style-name="T10">.identical( Join.join( </text:span><text:span text:style-name="T6">1,2</text:span><text:span text:style-name="T11"> </text:span><text:span text:style-name="T10">),</text:span><text:span text:style-name="T11">'12'</text:span><text:span text:style-name="T10"> );</text:span></text:p><text:p><text:span text:style-name="T10">25 <text:s text:c="2"/></text:span><text:span text:style-name="T9">test</text:span><text:span text:style-name="T10">.notIdentical( Join.join( </text:span><text:span text:style-name="T13">1,2</text:span><text:span text:style-name="T11"> </text:span><text:span text:style-name="T10">),</text:span><text:span text:style-name="T6">12</text:span><text:span text:style-name="T10"> );</text:span></text:p><text:p><text:span text:style-name="T10">26</text:span></text:p><text:p><text:span text:style-name="T10">27 }</text:span></text:p><text:p><text:span text:style-name="T10">28</text:span></text:p></draw:text-box></draw:frame><draw:line text:anchor-type="paragraph" draw:z-index="34" draw:name="Shape6" draw:style-name="gr44" draw:text-style-name="P17" svg:x1="12.338cm" svg:y1="2.065cm" svg:x2="17.15cm" svg:y2="1.949cm"><text:p/></draw:line><draw:line text:anchor-type="paragraph" draw:z-index="35" draw:name="Shape6" draw:style-name="gr44" draw:text-style-name="P17" svg:x1="16.125cm" svg:y1="3.593cm" svg:x2="17.594cm" svg:y2="3.154cm"><text:p/></draw:line><draw:line text:anchor-type="paragraph" draw:z-index="42" draw:name="Shape6" draw:style-name="gr44" draw:text-style-name="P17" svg:x1="15.743cm" svg:y1="3.089cm" svg:x2="17.595cm" svg:y2="3.154cm"><text:p/></draw:line><draw:line text:anchor-type="paragraph" draw:z-index="43" draw:name="Shape6" draw:style-name="gr44" draw:text-style-name="P17" svg:x1="16.36cm" svg:y1="2.581cm" svg:x2="17.595cm" svg:y2="3.154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20 30" svg:d="M10 0l-10 30h20z"/>
    <draw:marker draw:name="Arrowhead_20_2" draw:display-name="Arrowhead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02:53.347852564</meta:creation-date>
    <dc:date>2019-05-14T07:23:32.353659682</dc:date>
    <meta:editing-duration>PT8H2M34S</meta:editing-duration>
    <meta:editing-cycles>92</meta:editing-cycles>
    <meta:generator>LibreOffice/5.2.7.2$Linux_X86_64 LibreOffice_project/20m0$Build-2</meta:generator>
    <meta:document-statistic meta:table-count="0" meta:image-count="0" meta:object-count="0" meta:page-count="3" meta:paragraph-count="0" meta:word-count="0" meta:character-count="0" meta:non-whitespace-character-count="0"/>
  </office:meta>
</office:document-meta>
</file>